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7138in"/>
    </style:style>
    <style:style style:name="co3" style:family="table-column">
      <style:table-column-properties fo:break-before="auto" style:column-width="1.0264in"/>
    </style:style>
    <style:style style:name="co5" style:family="table-column">
      <style:table-column-properties fo:break-before="auto" style:column-width="5.954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nb" fo:country="NO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>
            <text:p>Headers</text:p>
          </table:table-cell>
          <table:table-cell office:value-type="string">
            <text:p>Poeng</text:p>
          </table:table-cell>
          <table:table-cell office:value-type="string">
            <text:p>Oppgaver</text:p>
          </table:table-cell>
        </table:table-row>
        <table:table-row table:style-name="ro1">
          <table:table-cell table:style-name="ce1" office:value-type="string">
            <text:p>Cross-Origin Resource Sharing (CORS)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4" office:value-type="string">
            <text:p>Fungerende kommunikasjon mellom webklient og server</text:p>
          </table:table-cell>
        </table:table-row>
        <table:table-row table:style-name="ro2">
          <table:table-cell table:style-name="ce2" office:value-type="string">
            <text:p>Dokumentdatabase 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4" office:value-type="string">
            <text:p>Fornuftig kommunikasjon med databasen ved hjelp av Mongoose</text:p>
          </table:table-cell>
        </table:table-row>
        <table:table-row table:style-name="ro1">
          <table:table-cell table:style-name="ce1" office:value-type="string">
            <text:p>Generelt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4" office:value-type="string">
            <text:p>Vedlagt rapport med dokumentasjon</text:p>
          </table:table-cell>
        </table:table-row>
        <table:table-row table:style-name="ro2">
          <table:table-cell table:style-name="ce2" office:value-type="string">
            <text:p>Informasjonssikkerhet og tilgangsstyring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style-name="ce4" office:value-type="string">
            <text:p>Fornuftig lagring av hashede passord med bcryp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4" office:value-type="string">
            <text:p>Tilgangsstyring med JW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4" office:value-type="string">
            <text:p>Drøfting 1: JWT via HTTP-header vs. cookie</text:p>
          </table:table-cell>
        </table:table-row>
        <table:table-row table:style-name="ro3">
          <table:table-cell table:style-name="ce2" office:value-type="string">
            <text:p>Kjennskap til Application Programming Interface (API) i server-kontekst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4" office:value-type="string">
            <text:p>Drøfting 2: Fordeler og ulemper ved API</text:p>
          </table:table-cell>
        </table:table-row>
        <table:table-row table:style-name="ro3">
          <table:table-cell table:style-name="ce2" office:value-type="string">
            <text:p>Komponentene i en stack med database, server med semantisk API, og webklient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Drøfting 1: Fordeler og ulemper ved en stack med kun Javascript</text:p>
          </table:table-cell>
        </table:table-row>
        <table:table-row table:style-name="ro2">
          <table:table-cell table:style-name="ce2" office:value-type="string">
            <text:p>REpresentational State Transfer (REST)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4" office:value-type="string">
            <text:p>Begrunnelse for valg av URL-struktur og HTTP-verb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4" office:value-type="string">
            <text:p>Drøfting 2: Hensikt med REST og nivåer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table:style-name="ce2" office:value-type="string">
            <text:p>WebSockets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Drøfting 6: Fordeler og ulemper ved WebSockets</text:p>
          </table:table-cell>
        </table:table-row>
        <table:table-row table:style-name="ro2">
          <table:table-cell table:style-name="ce2" office:value-type="string">
            <text:p>Bruk av gode verktøy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style-name="ce4" office:value-type="string">
            <text:p>Enkel oppstart av applikasjonen</text:p>
          </table:table-cell>
        </table:table-row>
        <table:table-row table:style-name="ro3">
          <table:table-cell table:style-name="ce1" office:value-type="string">
            <text:p><text:span text:style-name="T1">Design, implementasjon, og testing av et sikkert API</text:span></text:p>
            <text:p/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style-name="ce4" office:value-type="string">
            <text:p>Fornuftig kode (Node)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style-name="ce4" office:value-type="string">
            <text:p>Eksponering av eksisterende elementer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style-name="ce4" office:value-type="string">
            <text:p>Opprettelse av nye elemente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4" office:value-type="string">
            <text:p>Sletting av elementer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Automatisert testing av API-e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Drøfting 5: Hensikt med å automatisere testing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Eksponering og automatisk oppd. Av nyeste offentlige elementer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Offentligjøring/skjuling av elementer</text:p>
          </table:table-cell>
        </table:table-row>
        <table:table-row table:style-name="ro4">
          <table:table-cell table:style-name="ce3" office:value-type="string">
            <text:p><text:span text:style-name="T1">Design, implementasjon, og testing av web- og mobilapplikasjoner som kommuniserer med API-et</text:span></text:p>
            <text:p/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table:style-name="ce4" office:value-type="string">
            <text:p>Fornuftig kode (React)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table:style-name="ce4" office:value-type="string">
            <text:p>Henting og visning av eksisterende elementer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Opprettelse av nye elementer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style-name="ce4" office:value-type="string">
            <text:p>Sletting av elementer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style-name="ce4" office:value-type="string">
            <text:p>Automatisk oppdatering av liste ved brukerhandlinger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style-name="ce4" office:value-type="string">
            <text:p>Bonus: Filtrering av liste med "søk"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table:style-name="ce4" office:value-type="string">
            <text:p>Fornuftig kode (React Native)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table:style-name="ce4" office:value-type="string">
            <text:p>Listevisning i mobilapplikasjon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table:style-name="ce4" office:value-type="string">
            <text:p>Bonus: Sletting av elementer i mobilapplikasjon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style-name="ce4" office:value-type="string">
            <text:p>Bonus: Innloggingssystem i mobilapplikasjon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table:style-name="ce4" office:value-type="string">
            <text:p>Registrering og innlogging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Feilhåndtering ved innlogging/registrering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string">
            <text:p>Visning av den innloggede brukerens brukernavn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Testing av webklienten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Visning av sanntidsoppdatering av nyeste offentlige elementer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Offentligjøring/skjuling av elementer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string">
            <text:p>Bonus: Applikasjonens tilstand håndtert med Redux</text:p>
          </table:table-cell>
        </table:table-row>
        <table:table-row table:style-name="ro1">
          <table:table-cell table:style-name="ce1" office:value-type="string">
            <text:p>Utrulling til skytjeneste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Dockerfile for API-et</text:p>
          </table:table-cell>
        </table:table-row>
        <table:table-row table:style-name="ro1" table:number-rows-repeated="8">
          <table:table-cell table:number-columns-repeated="3"/>
        </table:table-row>
        <table:table-row table:style-name="ro1">
          <table:table-cell office:value-type="string">
            <text:p>Totalt 90/152 = 59.2%...</text:p>
          </table:table-cell>
          <table:table-cell table:number-columns-repeated="2"/>
        </table:table-row>
        <table:table-row table:style-name="ro1">
          <table:table-cell office:value-type="string">
            <text:p>Totalt uten bonus 90/136 = 66.1%...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Uklarheter:</text:p>
          </table:table-cell>
          <table:table-cell office:value-type="string" table:number-columns-spanned="2" table:number-rows-spanned="1">
            <text:p>Serveren serverer alle biler, ikke bare brukernes egne biler, Hvor ble av bonus oppg. med Eslint?</text:p>
          </table:table-cell>
          <table:covered-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12/04/2017</text:date>, <text:time>22:1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18:36:51.86</meta:creation-date>
    <dc:date>2017-12-04T22:16:22.80</dc:date>
    <meta:editing-duration>PT3H55M11S</meta:editing-duration>
    <meta:editing-cycles>2</meta:editing-cycles>
    <meta:generator>OpenOffice/4.1.1$Win32 OpenOffice.org_project/411m6$Build-9775</meta:generator>
    <meta:document-statistic meta:table-count="3" meta:cell-count="132" meta:object-count="0"/>
  </office:meta>
</office:document-meta>
</file>